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50pt" fo:font-weight="bold" officeooo:rsid="0017e859" officeooo:paragraph-rsid="0017e859" style:font-size-asian="50pt" style:font-weight-asian="bold" style:font-size-complex="5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50pt" fo:font-weight="bold" officeooo:rsid="0017e859" officeooo:paragraph-rsid="0017e859" style:font-size-asian="50pt" style:font-weight-asian="bold" style:font-size-complex="5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fo:font-weight="normal" officeooo:rsid="0017e859" officeooo:paragraph-rsid="0017e859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5pt" fo:font-weight="normal" officeooo:rsid="0019385e" officeooo:paragraph-rsid="0019385e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9385e" officeooo:paragraph-rsid="0019385e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5pt" fo:font-weight="normal" officeooo:rsid="0019bac1" officeooo:paragraph-rsid="0019bac1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196f4b" officeooo:paragraph-rsid="00196f4b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19bac1" officeooo:paragraph-rsid="0019bac1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1ca8ec" officeooo:paragraph-rsid="001ca8ec" style:font-size-asian="13.1000003814697pt" style:font-weight-asian="bold" style:font-size-complex="15pt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1dfbae" officeooo:paragraph-rsid="001dfbae" style:font-size-asian="13.1000003814697pt" style:font-weight-asian="bold" style:font-size-complex="15pt" style:font-weight-complex="bold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1e1315" officeooo:paragraph-rsid="001e1315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1e1315" officeooo:paragraph-rsid="001e1315" style:font-size-asian="13.1000003814697pt" style:font-weight-asian="bold" style:font-size-complex="15pt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1f2735" officeooo:paragraph-rsid="001f2735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1f2735" officeooo:paragraph-rsid="001f2735" style:font-size-asian="13.1000003814697pt" style:font-weight-asian="bold" style:font-size-complex="15pt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1f2735" officeooo:paragraph-rsid="001f2735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2016a6" officeooo:paragraph-rsid="00196f4b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20da76" officeooo:paragraph-rsid="0020da76" style:font-size-asian="13.1000003814697pt" style:font-weight-asian="bold" style:font-size-complex="15pt" style:font-weight-complex="bold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219d76" officeooo:paragraph-rsid="00219d76" style:font-size-asian="13.1000003814697pt" style:font-weight-asian="bold" style:font-size-complex="15pt" style:font-weight-complex="bold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23037b" officeooo:paragraph-rsid="0023037b" style:font-size-asian="13.1000003814697pt" style:font-weight-asian="bold" style:font-size-complex="15pt" style:font-weight-complex="bold"/>
    </style:style>
    <style:style style:name="P20" style:family="paragraph" style:parent-style-name="Standard" style:list-style-name="L8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2487bd" officeooo:paragraph-rsid="002487bd" style:font-size-asian="13.1000003814697pt" style:font-weight-asian="bold" style:font-size-complex="15pt" style:font-weight-complex="bold"/>
    </style:style>
    <style:style style:name="P21" style:family="paragraph" style:parent-style-name="Standard" style:list-style-name="L8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2584c4" officeooo:paragraph-rsid="002584c4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196f4b" officeooo:paragraph-rsid="00196f4b" style:font-size-asian="13.1000003814697pt" style:font-weight-asian="normal" style:font-size-complex="15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Arial" fo:font-size="15pt" style:text-underline-style="none" fo:font-weight="normal" officeooo:rsid="00196f4b" officeooo:paragraph-rsid="00196f4b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19bac1" officeooo:paragraph-rsid="0019bac1" style:font-size-asian="13.1000003814697pt" style:font-weight-asian="normal" style:font-size-complex="15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Arial" fo:font-size="15pt" style:text-underline-style="none" fo:font-weight="normal" officeooo:rsid="001ac15d" officeooo:paragraph-rsid="001ac15d" style:font-size-asian="13.1000003814697pt" style:font-weight-asian="normal" style:font-size-complex="15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Arial" fo:font-size="15pt" style:text-underline-style="none" fo:font-weight="normal" officeooo:rsid="001ca8ec" officeooo:paragraph-rsid="001ca8ec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1ca8ec" officeooo:paragraph-rsid="001ca8ec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25pt" fo:font-weight="bold" officeooo:rsid="0019385e" officeooo:paragraph-rsid="0019385e" style:font-size-asian="21.8500003814697pt" style:font-weight-asian="bold" style:font-size-complex="25pt" style:font-weight-complex="bold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officeooo:rsid="0019385e"/>
    </style:style>
    <style:style style:name="T3" style:family="text">
      <style:text-properties officeooo:rsid="001ca8e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016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The cooking dead <text:span text:style-name="T1">Game Design Documen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>Scenario :</text:span></text:p>
      <text:p text:style-name="P2"><text:span text:style-name="T1"/></text:p>
      <text:p text:style-name="P3">Le joueur incarne un cuisinier qui lutte pour la survie de sa « <text:span text:style-name="T2">communauté</text:span> » après la fin du monde.</text:p>
      <text:p text:style-name="P3"/>
      <text:p text:style-name="P3">Il va devoir aller rechercher des ressources</text:p>
      <text:p text:style-name="P3"/>
      <text:p text:style-name="P28">Gameplay :</text:p>
      <text:p text:style-name="P28"/>
      <text:p text:style-name="P4"><text:span text:style-name="T3">2</text:span> gameplay différents :</text:p>
      <text:list xml:id="list2092620560" text:style-name="L1">
        <text:list-item>
          <text:p text:style-name="P5">Cuisine</text:p>
        </text:list-item>
        <text:list-item>
          <text:p text:style-name="P5">Exploration</text:p>
        </text:list-item>
      </text:list>
      <text:p text:style-name="P4"/>
      <text:p text:style-name="P6">**?Phases de gameplay : 3 phases par jours au choix ?**</text:p>
      <text:p text:style-name="P6"/>
      <text:p text:style-name="P7">Cuisine :</text:p>
      <text:p text:style-name="P16"/>
      <text:list xml:id="list1992170829" text:style-name="L2">
        <text:list-item>
          <text:p text:style-name="P23">2 min pour faire un plat</text:p>
        </text:list-item>
        <text:list-item>
          <text:p text:style-name="P23">D&amp;D des éléments</text:p>
        </text:list-item>
        <text:list-item>
          <text:p text:style-name="P23">Choix des ustensiles <text:span text:style-name="T6">(Écran avant)</text:span></text:p>
        </text:list-item>
        <text:list-item>
          <text:p text:style-name="P23">Gestion du feux (ON/OFF)</text:p>
        </text:list-item>
      </text:list>
      <text:p text:style-name="P22"/>
      <text:p text:style-name="P24">Le but est de faire la meilleure combinaison d’ingrédient pour nourrir la communauté.</text:p>
      <text:p text:style-name="P24"/>
      <text:p text:style-name="P8">Exploration :</text:p>
      <text:p text:style-name="P8"/>
      <text:list xml:id="list1340652401" text:style-name="L3">
        <text:list-item>
          <text:p text:style-name="P25">Avancement par tours</text:p>
          <text:list>
            <text:list-item>
              <text:p text:style-name="P25">1 tours = 1 points d’endurance</text:p>
            </text:list-item>
            <text:list-item>
              <text:p text:style-name="P26">déplacements, fouillages, actions en tout genres = -1 endurance</text:p>
            </text:list-item>
          </text:list>
        </text:list-item>
      </text:list>
      <text:p text:style-name="P27"/>
      <text:p text:style-name="P27">Le but est de récupérer des ressources (outils/ingrédiants) pour cuisiner.</text:p>
      <text:p text:style-name="P27"/>
      <text:p text:style-name="P9">Fin de journée :</text:p>
      <text:p text:style-name="P9"><text:span text:style-name="T4"/></text:p>
      <text:list xml:id="list3385715359" text:style-name="L4">
        <text:list-item>
          <text:p text:style-name="P10"><text:span text:style-name="T4">Bilan de la communauté</text:span></text:p>
          <text:list>
            <text:list-item>
              <text:p text:style-name="P11"><text:span text:style-name="T4">Résumé</text:span></text:p>
            </text:list-item>
            <text:list-item>
              <text:p text:style-name="P10"><text:span text:style-name="T4">Gestions/États des survivants (expulsions/recrutements)</text:span></text:p>
            </text:list-item>
            <text:list-item>
              <text:p text:style-name="P11"><text:span text:style-name="T4">Statistiques générales</text:span></text:p>
            </text:list-item>
          </text:list>
        </text:list-item>
      </text:list>
      <text:p text:style-name="P12"><text:soft-page-break/>Variables :</text:p>
      <text:p text:style-name="P12"><text:span text:style-name="T4"/></text:p>
      <text:p text:style-name="P12"><text:span text:style-name="T4">Cuisine :</text:span></text:p>
      <text:list xml:id="list1314716583" text:style-name="L5">
        <text:list-item>
          <text:p text:style-name="P13"><text:span text:style-name="T4">Nb ingrédiants</text:span></text:p>
        </text:list-item>
        <text:list-item>
          <text:p text:style-name="P13"><text:span text:style-name="T4">Temps restants</text:span></text:p>
        </text:list-item>
      </text:list>
      <text:p text:style-name="P14"><text:span text:style-name="T4"/></text:p>
      <text:p text:style-name="P14"><text:span text:style-name="T4">Exploration :</text:span></text:p>
      <text:list xml:id="list4143949162" text:style-name="L6">
        <text:list-item>
          <text:p text:style-name="P15"><text:span text:style-name="T4">Endurance</text:span></text:p>
        </text:list-item>
        <text:list-item>
          <text:p text:style-name="P15"><text:span text:style-name="T4">Nb tours restants</text:span></text:p>
        </text:list-item>
      </text:list>
      <text:p text:style-name="P14"><text:span text:style-name="T4"/></text:p>
      <text:p text:style-name="P17">Items :</text:p>
      <text:p text:style-name="P17"><text:span text:style-name="T4"/></text:p>
      <text:list xml:id="list3595393164" text:style-name="L8">
        <text:list-item>
          <text:p text:style-name="P18"><text:span text:style-name="T5">Ingrédients :</text:span></text:p>
          <text:list>
            <text:list-item>
              <text:p text:style-name="P19"><text:span text:style-name="T4">Tomates</text:span></text:p>
            </text:list-item>
            <text:list-item>
              <text:p text:style-name="P19"><text:span text:style-name="T4">Paquet de riz</text:span></text:p>
            </text:list-item>
            <text:list-item>
              <text:p text:style-name="P19"><text:span text:style-name="T4">Carottes</text:span></text:p>
            </text:list-item>
            <text:list-item>
              <text:p text:style-name="P19"><text:span text:style-name="T4">Patates</text:span></text:p>
            </text:list-item>
            <text:list-item>
              <text:p text:style-name="P19"><text:span text:style-name="T4">Oeufs</text:span></text:p>
            </text:list-item>
            <text:list-item>
              <text:p text:style-name="P20"><text:span text:style-name="T4">Oignons</text:span></text:p>
            </text:list-item>
            <text:list-item>
              <text:p text:style-name="P19"><text:span text:style-name="T4">Conserves chelous</text:span></text:p>
            </text:list-item>
            <text:list-item>
              <text:p text:style-name="P20"><text:span text:style-name="T4">Steak suspect</text:span></text:p>
            </text:list-item>
          </text:list>
        </text:list-item>
        <text:list-item>
          <text:p text:style-name="P20"><text:span text:style-name="T5">Ustensiles :</text:span></text:p>
          <text:list>
            <text:list-item>
              <text:p text:style-name="P21"><text:span text:style-name="T4">Couteau mal aiguisé</text:span></text:p>
            </text:list-item>
            <text:list-item>
              <text:p text:style-name="P21"><text:span text:style-name="T4">Veille spatule</text:span></text:p>
            </text:list-item>
            <text:list-item>
              <text:p text:style-name="P20"><text:span text:style-name="T4">Katana</text:span></text:p>
            </text:list-item>
            <text:list-item>
              <text:p text:style-name="P20"><text:span text:style-name="T4">Toque Hello kitty</text:span></text:p>
            </text:list-item>
            <text:list-item>
              <text:p text:style-name="P21"><text:span text:style-name="T4">Couteau de tueur ensérie</text:span></text:p>
            </text:list-item>
            <text:list-item>
              <text:p text:style-name="P21"><text:span text:style-name="T4">Cutter</text:span></text:p>
            </text:list-item>
            <text:list-item>
              <text:p text:style-name="P21"><text:span text:style-name="T4">Pelle usée</text:span></text:p>
            </text:list-item>
            <text:list-item>
              <text:p text:style-name="P21"><text:span text:style-name="T4">Scalpel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0:01:52.599000000</meta:creation-date>
    <dc:date>2017-10-11T23:01:26.480000000</dc:date>
    <meta:editing-duration>PT3M1S</meta:editing-duration>
    <meta:editing-cycles>1</meta:editing-cycles>
    <meta:document-statistic meta:table-count="0" meta:image-count="0" meta:object-count="0" meta:page-count="3" meta:paragraph-count="51" meta:word-count="216" meta:character-count="1143" meta:non-whitespace-character-count="1013"/>
    <meta:generator>LibreOffice/5.4.2.2$Windows_X86_64 LibreOffice_project/22b09f6418e8c2d508a9eaf86b2399209b0990f4</meta:generator>
  </office:meta>
</office:document-meta>
</file>